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1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75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est_all_all_lstm_metrics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letter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D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7333984375" calcext:value-type="float">
            <text:p>0.733398437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.38037109375" calcext:value-type="float">
            <text:p>0.3803710937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38037109375" calcext:value-type="float">
            <text:p>0.38037109375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-1" calcext:value-type="float">
            <text:p>-1</text:p>
          </table:table-cell>
          <table:table-cell office:value-type="float" office:value="0.01611328125" calcext:value-type="float">
            <text:p>0.016113281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20361328125" calcext:value-type="float">
            <text:p>0.20361328125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38037109375" calcext:value-type="float">
            <text:p>0.38037109375</text:p>
          </table:table-cell>
          <table:table-cell table:style-name="ce3" office:value-type="float" office:value="0.01611328125" calcext:value-type="float">
            <text:p>0.01611328125</text:p>
          </table:table-cell>
          <table:table-cell office:value-type="float" office:value="-1" calcext:value-type="float">
            <text:p>-1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0.0341796875" calcext:value-type="float">
            <text:p>0.03417968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12939453125" calcext:value-type="float">
            <text:p>0.12939453125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float" office:value="0.26611328125" calcext:value-type="float">
            <text:p>0.26611328125</text:p>
          </table:table-cell>
          <table:table-cell office:value-type="float" office:value="0.791015625" calcext:value-type="float">
            <text:p>0.791015625</text:p>
          </table:table-cell>
          <table:table-cell office:value-type="float" office:value="0.05224609375" calcext:value-type="float">
            <text:p>0.05224609375</text:p>
          </table:table-cell>
          <table:table-cell office:value-type="float" office:value="0.9697265625" calcext:value-type="float">
            <text:p>0.9697265625</text:p>
          </table:table-cell>
          <table:table-cell office:value-type="float" office:value="-1" calcext:value-type="float">
            <text:p>-1</text:p>
          </table:table-cell>
          <table:table-cell office:value-type="float" office:value="0.01611328125" calcext:value-type="float">
            <text:p>0.016113281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20361328125" calcext:value-type="float">
            <text:p>0.20361328125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423828125" calcext:value-type="float">
            <text:p>0.423828125</text:p>
          </table:table-cell>
          <table:table-cell office:value-type="float" office:value="0.30126953125" calcext:value-type="float">
            <text:p>0.30126953125</text:p>
          </table:table-cell>
          <table:table-cell office:value-type="float" office:value="0.9697265625" calcext:value-type="float">
            <text:p>0.9697265625</text:p>
          </table:table-cell>
          <table:table-cell table:style-name="ce3" office:value-type="float" office:value="0.0341796875" calcext:value-type="float">
            <text:p>0.0341796875</text:p>
          </table:table-cell>
          <table:table-cell table:style-name="ce3" office:value-type="float" office:value="0.01611328125" calcext:value-type="float">
            <text:p>0.01611328125</text:p>
          </table:table-cell>
          <table:table-cell office:value-type="float" office:value="-1" calcext:value-type="float">
            <text:p>-1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0.5693359375" calcext:value-type="float">
            <text:p>0.5693359375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0.6220703125" calcext:value-type="float">
            <text:p>0.6220703125</text:p>
          </table:table-cell>
          <table:table-cell office:value-type="float" office:value="0.67724609375" calcext:value-type="float">
            <text:p>0.67724609375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09228515625" calcext:value-type="float">
            <text:p>0.09228515625</text:p>
          </table:table-cell>
          <table:table-cell office:value-type="float" office:value="0.10986328125" calcext:value-type="float">
            <text:p>0.10986328125</text:p>
          </table:table-cell>
          <table:table-cell office:value-type="float" office:value="0.85009765625" calcext:value-type="float">
            <text:p>0.85009765625</text:p>
          </table:table-cell>
          <table:table-cell office:value-type="float" office:value="-1" calcext:value-type="float">
            <text:p>-1</text:p>
          </table:table-cell>
          <table:table-cell office:value-type="float" office:value="0.5185546875" calcext:value-type="float">
            <text:p>0.5185546875</text:p>
          </table:table-cell>
        </table:table-row>
        <table:table-row table:style-name="ro1">
          <table:table-cell office:value-type="string" calcext:value-type="string">
            <text:p>AD</text:p>
          </table:table-cell>
          <table:table-cell office:value-type="float" office:value="0.7333984375" calcext:value-type="float">
            <text:p>0.7333984375</text:p>
          </table:table-cell>
          <table:table-cell office:value-type="float" office:value="0.38037109375" calcext:value-type="float">
            <text:p>0.3803710937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12939453125" calcext:value-type="float">
            <text:p>0.12939453125</text:p>
          </table:table-cell>
          <table:table-cell office:value-type="float" office:value="0.20361328125" calcext:value-type="float">
            <text:p>0.20361328125</text:p>
          </table:table-cell>
          <table:table-cell office:value-type="float" office:value="0.5693359375" calcext:value-type="float">
            <text:p>0.5693359375</text:p>
          </table:table-cell>
          <table:table-cell office:value-type="float" office:value="0.5185546875" calcext:value-type="float">
            <text:p>0.5185546875</text:p>
          </table:table-cell>
          <table:table-cell office:value-type="float" office:value="-1" calcext:value-type="float">
            <text:p>-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2T16:18:50.528640872</dc:date>
    <meta:editing-duration>PT3M42S</meta:editing-duration>
    <meta:editing-cycles>2</meta:editing-cycles>
    <meta:generator>LibreOffice/6.0.7.3$Linux_X86_64 LibreOffice_project/00m0$Build-3</meta:generator>
    <meta:document-statistic meta:table-count="1" meta:cell-count="81" meta:object-count="0"/>
  </office:meta>
</office:document-meta>
</file>